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officeooo:rsid="000664b0" officeooo:paragraph-rsid="000664b0"/>
    </style:style>
    <style:style style:name="P2" style:family="paragraph" style:parent-style-name="Text_20_body">
      <style:text-properties officeooo:rsid="000a5a95" officeooo:paragraph-rsid="000a5a95"/>
    </style:style>
    <style:style style:name="P3" style:family="paragraph" style:parent-style-name="Text_20_body">
      <style:text-properties officeooo:rsid="000d62e8" officeooo:paragraph-rsid="000d62e8"/>
    </style:style>
    <style:style style:name="P4" style:family="paragraph" style:parent-style-name="Text_20_body">
      <style:text-properties officeooo:rsid="000ee43d" officeooo:paragraph-rsid="000ee43d"/>
    </style:style>
    <style:style style:name="P5" style:family="paragraph" style:parent-style-name="Text_20_body">
      <style:text-properties officeooo:rsid="00119c87" officeooo:paragraph-rsid="00119c87"/>
    </style:style>
    <style:style style:name="P6" style:family="paragraph" style:parent-style-name="Text_20_body">
      <style:text-properties officeooo:rsid="0012095a" officeooo:paragraph-rsid="0012095a"/>
    </style:style>
    <style:style style:name="P7" style:family="paragraph" style:parent-style-name="Text_20_body">
      <style:text-properties officeooo:rsid="0013622a" officeooo:paragraph-rsid="0013622a"/>
    </style:style>
    <style:style style:name="P8" style:family="paragraph" style:parent-style-name="Text_20_body">
      <style:text-properties officeooo:rsid="001430e8" officeooo:paragraph-rsid="001430e8"/>
    </style:style>
    <style:style style:name="P9" style:family="paragraph" style:parent-style-name="Text_20_body">
      <style:text-properties officeooo:rsid="0014c140" officeooo:paragraph-rsid="0014c140"/>
    </style:style>
    <style:style style:name="P10" style:family="paragraph" style:parent-style-name="Heading_20_1" style:master-page-name="MP0">
      <style:paragraph-properties style:page-number="auto" fo:break-before="page"/>
    </style:style>
    <style:style style:name="P11" style:family="paragraph" style:parent-style-name="Text_20_body">
      <style:text-properties officeooo:rsid="002378eb" officeooo:paragraph-rsid="002378eb"/>
    </style:style>
    <style:style style:name="P12" style:family="paragraph" style:parent-style-name="Text_20_body">
      <style:text-properties officeooo:paragraph-rsid="00245474"/>
    </style:style>
    <style:style style:name="P13" style:family="paragraph" style:parent-style-name="Text_20_body">
      <style:text-properties officeooo:paragraph-rsid="0024df49"/>
    </style:style>
    <style:style style:name="P14" style:family="paragraph" style:parent-style-name="Text_20_body">
      <style:text-properties officeooo:rsid="00264678" officeooo:paragraph-rsid="00264678"/>
    </style:style>
    <style:style style:name="P15" style:family="paragraph" style:parent-style-name="Text_20_body">
      <style:text-properties officeooo:rsid="002b6502" officeooo:paragraph-rsid="002b6502"/>
    </style:style>
    <style:style style:name="P16" style:family="paragraph" style:parent-style-name="Text_20_body">
      <style:text-properties officeooo:paragraph-rsid="002b6502"/>
    </style:style>
    <style:style style:name="P17" style:family="paragraph" style:parent-style-name="Text_20_body">
      <style:text-properties officeooo:rsid="000ee43d" officeooo:paragraph-rsid="002d4f62"/>
    </style:style>
    <style:style style:name="P18" style:family="paragraph" style:parent-style-name="Text_20_body">
      <style:text-properties officeooo:paragraph-rsid="002d4f62"/>
    </style:style>
    <style:style style:name="P19" style:family="paragraph" style:parent-style-name="Text_20_body">
      <style:text-properties officeooo:rsid="0032bcc7" officeooo:paragraph-rsid="0032bcc7"/>
    </style:style>
    <style:style style:name="P20" style:family="paragraph" style:parent-style-name="Heading_20_3">
      <style:text-properties officeooo:rsid="000664b0" officeooo:paragraph-rsid="000664b0"/>
    </style:style>
    <style:style style:name="P21" style:family="paragraph" style:parent-style-name="Heading_20_3">
      <style:text-properties officeooo:rsid="001430e8" officeooo:paragraph-rsid="001430e8"/>
    </style:style>
    <style:style style:name="T1" style:family="text">
      <style:text-properties fo:font-style="italic" style:font-style-asian="italic" style:font-style-complex="italic"/>
    </style:style>
    <style:style style:name="T2" style:family="text">
      <style:text-properties officeooo:rsid="000664b0"/>
    </style:style>
    <style:style style:name="T3" style:family="text">
      <style:text-properties officeooo:rsid="0007ec93"/>
    </style:style>
    <style:style style:name="T4" style:family="text">
      <style:text-properties officeooo:rsid="000a5a95"/>
    </style:style>
    <style:style style:name="T5" style:family="text">
      <style:text-properties officeooo:rsid="000bfad5"/>
    </style:style>
    <style:style style:name="T6" style:family="text">
      <style:text-properties officeooo:rsid="000ee43d"/>
    </style:style>
    <style:style style:name="T7" style:family="text">
      <style:text-properties officeooo:rsid="0013622a"/>
    </style:style>
    <style:style style:name="T8" style:family="text">
      <style:text-properties officeooo:rsid="001430e8"/>
    </style:style>
    <style:style style:name="T9" style:family="text">
      <style:text-properties officeooo:rsid="0016a981"/>
    </style:style>
    <style:style style:name="T10" style:family="text">
      <style:text-properties officeooo:rsid="0018267f"/>
    </style:style>
    <style:style style:name="T11" style:family="text">
      <style:text-properties officeooo:rsid="001f409b"/>
    </style:style>
    <style:style style:name="T12" style:family="text">
      <style:text-properties officeooo:rsid="00245474"/>
    </style:style>
    <style:style style:name="T13" style:family="text">
      <style:text-properties officeooo:rsid="00259956"/>
    </style:style>
    <style:style style:name="T14" style:family="text">
      <style:text-properties officeooo:rsid="002672a3"/>
    </style:style>
    <style:style style:name="T15" style:family="text">
      <style:text-properties officeooo:rsid="0029be6b"/>
    </style:style>
    <style:style style:name="T16" style:family="text">
      <style:text-properties officeooo:rsid="002b6502"/>
    </style:style>
    <style:style style:name="T17" style:family="text">
      <style:text-properties officeooo:rsid="002d4f62"/>
    </style:style>
    <style:style style:name="T18" style:family="text">
      <style:text-properties officeooo:rsid="002ec95f"/>
    </style:style>
    <style:style style:name="T19" style:family="text">
      <style:text-properties officeooo:rsid="00302b1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Project Specification</text:h>
      <text:p text:style-name="Text_20_body">In order to have a useful comparison of potential implementations, it is necessary to have a clear definition of the problem at hand. Specifically, we need to define the search space.</text:p>
      <text:p text:style-name="P18">This starts with defining the state of the environment at any given moment in time. The most important state variables are the locations of each card in the deck, with a card being either in one of the player's hands<text:span text:style-name="T17">, on the table</text:span> or out of play. <text:span text:style-name="T17">This suggests we represent these locations as a subset of cards in the deck, with cards moving from one subset to another as the game progresses. The "deck state" is then the makeup of these five subsets at a given time.</text:span></text:p>
      <text:p text:style-name="P18">The deck state has (MATHS???) possible values.</text:p>
      <text:p text:style-name="P13">The problem is complicated by the fact that during play we only know the locations of <text:span text:style-name="T18">some</text:span> cards. We know the state of the 16 cards dealt to us, plus the <text:span text:style-name="Default_20_Paragraph_20_Font"><text:span text:style-name="T1">t </text:span></text:span>* 2 + <text:span text:style-name="Default_20_Paragraph_20_Font"><text:span text:style-name="T1">p</text:span></text:span> cards so far played by the opponents (with <text:span text:style-name="Default_20_Paragraph_20_Font"><text:span text:style-name="T1">t</text:span></text:span> being the number of completed tricks and <text:span text:style-name="Default_20_Paragraph_20_Font"><text:span text:style-name="T1">p</text:span></text:span> being our position in the play order). If we are the leader (i.e. <text:span text:style-name="Default_20_Paragraph_20_Font"><text:span text:style-name="T1">p</text:span></text:span> = 0) we also know the 4 cards discarded at the start of the game. Lastly, if an opponent plays a card from a different suit to the lead we know that they can't have any cards from the lead suit.</text:p>
      <text:p text:style-name="P18">With these rules governing how much of the state is known, we <text:span text:style-name="T18">use random variables to represent the unknown elements of each location. Assuming a truly random deck shuffle, we can derive the probability distribution of these variables by setting probability to 0 for cards we know they can't be, then evenly dividing the remaining probability across all other cards.</text:span></text:p>
      <text:p text:style-name="P18"><text:span text:style-name="T17">It is worth noting that not knowing one opponent's hand means we can't rule certain cards out of being in the other opponent's hand and we must consider both possibilities, implying the search space will be larger than the number of deck states.</text:span></text:p>
      <text:p text:style-name="P11">The other unknown piece of the model is opponent strategy, which governs the state transitions that occur between our agent's turns. Whether we assume a simple fixed strategy or a probability distribution over their likely decision<text:span text:style-name="T12">, not knowing their hand means transitions will be non-deterministic in nature. We can encapsulate both opponent moves with a single transition, the probability of which is that of the opponents playing two given cards in sequence.</text:span></text:p>
      <text:p text:style-name="P12"><text:span text:style-name="T12">The last component of the search space model is utility, i.e. point scoring. We could include the current score tally as a component of state, but there is a more elegant solution. Score is not dictated by deck state but by the transition from one state to another (i.e. who played what cards). We can associate rewards (i.e. negative step costs) with state transitions where the agent wins the trick, and do likewise for the opponents if we wish to measure the agent's performance against them..</text:span></text:p>
      <text:p text:style-name="P14">The methods of expressing state and transition uncertainty remain to be determined, and possible implementations will be discussed as research provides insight to the problem.</text:p>
      <text:h text:style-name="Heading_20_1" text:outline-level="1"><text:soft-page-break/>Algorithm Research</text:h>
      <text:h text:style-name="Heading_20_2" text:outline-level="2"><text:span text:style-name="T2">Greedy Model-Based</text:span> <text:span text:style-name="T2">Reflex</text:span></text:h>
      <text:p text:style-name="Text_20_body">Greedy algorithms<text:span text:style-name="T2"> make the optimal decision for the current moment, with no knowledge of or regard for future decisions. Their simplicity means they are often fast to run and easy to write, but also limits their usefulness. Failing to consider the future is often not conducive to complex scenarios such as strategy games.</text:span></text:p>
      <text:p text:style-name="P2">A model-based reflex agent gathers what information it can from its environment and uses its model to make inferences about what it sees and update its internal state accordingly. It then refers<text:span text:style-name="T5"> to its condition-action rules and applies the action corresponding to its current internal state. Performance is dependent on the complexity of the model and updating the internal state, as the rest of the decision process is precalculated.</text:span></text:p>
      <text:h text:style-name="P20" text:outline-level="3">Project Implementation</text:h>
      <text:p text:style-name="P1">With our defined model of the environment, it is relatively easy for the agent to predict the optimal card for winning the current trick. However the approach varies depending on its position in the play order.</text:p>
      <text:p text:style-name="P1">The simplest scenario is when the agent is the last to have its turn. With the opponent's cards on the table, the agent can be certain which of its cards can win the trick. In this scenario<text:span text:style-name="T4"> it can select the lowest value winning card (saving higher value ones for later), or if winning is impossible take the opportunity to dispose of a low value card. Picking the disposed card is less obvious, with options including the lowest number value or from the suit we hold the most of.</text:span></text:p>
      <text:p text:style-name="P3">When playing as the leader, the agent has the least information but also the greatest degree of choice. <text:span text:style-name="T6">The greedy philosophy suggests playing the safest (i.e. highest value) card. In some situations we might be certain that the opponents hold no cards capable of beating one of ours (helped by the fact that leader knows which cards were discarded and therefore exactly which cards are in play), in which case the agent can safely choose that card.</text:span></text:p>
      <text:p text:style-name="P4">The second player has arguably the hardest choice, facing both uncertainty and being forced to follow the lead card's suit. If winning is a possibility it can apply the same logic as the leader, otherwise it can discard a card similarly to the third player.</text:p>
      <text:p text:style-name="P17">This provides a good starting point <text:span text:style-name="T14">as an assumed fixed opponent strategy</text:span>. <text:span text:style-name="T18">However the evaluation requires comparing all cards in the hand, which knowledge our agent doesn't have. We will present a solution to this issue later on.</text:span></text:p>
      <text:p text:style-name="P17"><text:span text:style-name="T19">The greedy evaluation is unlikely to beat more intelligent methods. However</text:span> each of the decision rules can be relaxed for use when we are less certain of the opponents cards<text:span text:style-name="T19">,</text:span> providing the <text:span text:style-name="T19">possibility</text:span> <text:span text:style-name="T19">of</text:span> <text:span text:style-name="T13">optimising a sound strategy.</text:span></text:p>
      <text:h text:style-name="Heading_20_2" text:outline-level="2"><text:soft-page-break/>ExpectiMax Search</text:h>
      <text:p text:style-name="Text_20_body">EM is a variation of the MiniMax concept where some moves are governed by chance rather than player logic. EM incorporates chance by treating it as another player (sometimes labelled "nature"). Whenever chance rather than logic determines the potential outcomes (i.e. a "move by nature"), the tree branches into those potential outcomes as normal.</text:p>
      <text:p text:style-name="Text_20_body">Evaluating a chance node is done not by choosing the value of a child node, but instead averaging the values of all children weighted by their probability of occurring. This leads to chance nodes taking the expected (hence the algorithm's name) value of all their descendent leaf nodes.</text:p>
      <text:p text:style-name="Text_20_body">An important thing to note is that alpha-beta pruning can't be applied to chance nodes, impacting performance.</text:p>
      <text:h text:style-name="Heading_20_3" text:outline-level="3">Project Implementation</text:h>
      <text:p text:style-name="Text_20_body">The random events in our model are the <text:span text:style-name="T14">state transitions</text:span>. <text:span text:style-name="T14">We can represent these as moves by nature made following each move made by the agent. The collective score of the transitions leading to a node can be assigned to it as utility.</text:span></text:p>
      <text:p text:style-name="Text_20_body"><text:span text:style-name="T13">Unfortunately, </text:span>ExpectiMax faces considerable performance hurdles.</text:p>
      <text:p text:style-name="Text_20_body">MATHS: Branching factors at different levels, maximum viable search depth. Mapping the space as a tree removes transition model and its potential advantages.</text:p>
      <text:p text:style-name="Text_20_body">Although the ExpectiMax algorithm has too many drawbacks to seem a viable option, the player-versus-nature structure it revolves around is an informative method for arranging non-deterministic transitions and may prove useful in combination with another algorithm.</text:p>
      <text:h text:style-name="Heading_20_2" text:outline-level="2">Monte Carlo<text:span text:style-name="T9"> Tree Search</text:span></text:h>
      <text:p text:style-name="P5">The Monte Carlo method is a technique for approximating deterministic output when the input is known only as a probability distribution. It generates many samples of possible inputs using the distribution, then runs a deterministic simulation on each sample and returns the expected result across all samples.</text:p>
      <text:p text:style-name="P5">Monte Carlo Tree Search is an application of this method to game trees. Rather than exhaustively search the tree it randomly samples paths down to the bottom, and the immediate child that produced the best win rate is then chosen as the move to make.</text:p>
      <text:p text:style-name="P6">The path taken by each sample is not entirely random. Each node maintains a record of how many wins<text:span text:style-name="T9"> and losses </text:span>it has lead to, and after each sample the node records on that path are incremented<text:span text:style-name="T9"> with the result</text:span>. Successive samples use the <text:span text:style-name="T7">win rate to weight their "random" selection, weighting the search towards the most promising areas of the search space over time.</text:span></text:p>
      <text:p text:style-name="P7"><text:soft-page-break/>A function called the UCT ("Upper Confidence Bound 1 applied to trees") can be used to fine tune the degree to which win rate <text:span text:style-name="T8">guides the search. If wins have too much influence, the search may narrow too quickly and miss the optimal choice.</text:span></text:p>
      <text:p text:style-name="P8">MCTS provides a great performance boost over ExpectiMax as it prunes the tree more intelligently. It also has the advantage of being anytime: the sampling process can be stopped at any point and the current <text:span text:style-name="T11">estimates</text:span> used.</text:p>
      <text:h text:style-name="P21" text:outline-level="3">Project Implementation</text:h>
      <text:p text:style-name="P8">MCTS would apply well to the previously discussed ExpectiMax tree. The <text:span text:style-name="T10">win rate</text:span> method would weight sample direction at max nodes, while our transition model would weight it at chance nodes.</text:p>
      <text:p text:style-name="P9">The performance improvements are likely to make MCTS viable where ExpectiMax wasn't.<text:span text:style-name="T15"> We would have to formulate a</text:span> UCT function<text:span text:style-name="T15">, but</text:span> <text:span text:style-name="T15">a</text:span> standard template<text:span text:style-name="T15"> </text:span>exists<text:span text:style-name="T15"> that we can optimise for this application.</text:span></text:p>
      <text:h text:style-name="Heading_20_2" text:outline-level="2">Markov Decision Process</text:h>
      <text:p text:style-name="Text_20_body">A Markov Decision Process <text:span text:style-name="T15">frames a non-deterministic search space as a path problem, with the aim of maximising the collective utility of the path the agent takes through the space while taking into account that the agent has limited control over said path.</text:span></text:p>
      <text:p text:style-name="P15">The optimal choice to make in each given state can be calculated ahead of time and loaded into the agent as a policy, equivalent to the condition-action rules of a reflex agent.</text:p>
      <text:p text:style-name="Text_20_body">A variant of this model is the Partially Observable MDP, applicable to partially observable environments. Because the agent cannot know exactly what state it is in, it instead maintains a "belief state" that takes the form of a probability distribution over what the current state might be. <text:span text:style-name="T10">Each action triggers an observation for the agent, allowing it to update its belief state</text:span>.</text:p>
      <text:p text:style-name="Text_20_body">Finding a policy for a POMDP involves mapping the potential belief states (the "belief space") rather than the actual state space. The reward for being in a belief state is unknown, so must be represented as the expected reward of the actual states corresponding to that belief.</text:p>
      <text:p text:style-name="P1">One of the interesting facets of a POMDP is that information gathering can have utility in and of itself. If an action is likely to make the belief state more certain<text:span text:style-name="T3">,</text:span> the expected reward for that action will often be higher even if the<text:span text:style-name="T3">re is no immediate tangible benefit.</text:span></text:p>
      <text:p text:style-name="Text_20_body">The transition model for a belief space revolves around potential observations rather than potential destination states. Each action available in a belief state may result in one of several observations, each leading to a new belief state once the belief is updated with the observation<text:span text:style-name="T16">.</text:span></text:p>
      <text:h text:style-name="Heading_20_3" text:outline-level="3"><text:soft-page-break/>Project Implementation</text:h>
      <text:p text:style-name="P16"><text:span text:style-name="T16">The partially observed environment of Whist can be represented as a belief over the current deck state, contracting the probability distributions of the individual cards into one. This solves our problem of modelling opponent strategy in an unknown state: we now have a collection of potential states each with a concrete value for all opponent cards. We can use the opponent strategy model to predict the moves for each deck state in the current belief, count the occurrences of each move weighted by the probability of the state they arose from, then return the move with the highest aggregate as the expected one.</text:span></text:p>
      <text:p text:style-name="P19">Modelling aside, formulating a policy with traditional MDP methods will not be feasible. Policy iteration and value iteration both require iterating through every state in the space and storing a solution for each one, a process which is not likely to be viable in terms of time or storage constraints. We could potentially shrink the space by grouping similar belief states together, but choosing appropriate boundaries would require careful testing and optimisation.</text:p>
      <text:h text:style-name="Heading_20_2" text:outline-level="2">Reinforcement Learning</text:h>
      <text:p text:style-name="List_20_Contents">A learning approach could be used to formulate a policy for the above POMDP.</text:p>
      <text:p text:style-name="List_20_Contents">This would involve repeated sampling of potential policies followed by attempting to improve based on feedback.</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draw:stroke="solid" svg:stroke-width="0.071cm"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page">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ormal" style:family="paragraph">
      <style:paragraph-properties fo:hyphenation-ladder-count="no-limit"/>
      <style:text-properties fo:hyphenate="fals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fo:hyphenation-remain-char-count="2" fo:hyphenation-push-char-count="2"/>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efault_20_Paragraph_20_Font" style:display-name="Default Paragraph Font" style:family="text"/>
    <style:style style:name="Numbering_20_Symbols" style:display-name="Numbering Symbols" style:family="text"/>
    <style:style style:name="WW_5f_CharLFO1LVL1" style:display-name="WW_CharLFO1LVL1" style:family="text">
      <style:text-properties style:font-name="Liberation Serif" fo:font-family="'Liberation Serif'"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0$Linux_X86_64 LibreOffice_project/40m0$Build-2</meta:generator>
    <meta:creation-date>2017-10-16T07:14:43.607191042</meta:creation-date>
    <meta:editing-cycles>9</meta:editing-cycles>
    <meta:editing-duration>PT2H14M34S</meta:editing-duration>
    <dc:date>2017-10-16T12:07:17.608937665</dc:date>
    <meta:document-statistic meta:table-count="0" meta:image-count="0" meta:object-count="0" meta:page-count="5" meta:paragraph-count="52" meta:word-count="2002" meta:character-count="11973" meta:non-whitespace-character-count="10023"/>
  </office:meta>
</office:document-meta>
</file>